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5D000003BA44EB382C.png"/>
  <manifest:file-entry manifest:media-type="image/png" manifest:full-path="Pictures/10000000000006B10000027146301F31.png"/>
  <manifest:file-entry manifest:media-type="image/png" manifest:full-path="Pictures/100000000000057B000002823524AA6E.png"/>
  <manifest:file-entry manifest:media-type="image/png" manifest:full-path="Pictures/100000000000076B0000013EF6A3F4B9.png"/>
  <manifest:file-entry manifest:media-type="image/png" manifest:full-path="Pictures/10000000000004FF0000025737E3E674.png"/>
  <manifest:file-entry manifest:media-type="image/png" manifest:full-path="Pictures/10000000000002A50000018EEBA3F30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7.96cm" draw:z-index="0"><draw:image xlink:href="Pictures/10000000000004FF0000025737E3E674.png" xlink:type="simple" xlink:show="embed" xlink:actuate="onLoad"/></draw:frame></text:p>
      <text:p text:style-name="Standard"><draw:frame draw:style-name="fr1" draw:name="figura2" text:anchor-type="paragraph" svg:width="17cm" svg:height="8.602cm" draw:z-index="1"><draw:image xlink:href="Pictures/100000000000075D000003BA44EB382C.png" xlink:type="simple" xlink:show="embed" xlink:actuate="onLoad"/></draw:frame></text:p>
      <text:p text:style-name="Standard"><draw:frame draw:style-name="fr2" draw:name="figura3" text:anchor-type="paragraph" svg:x="-0.228cm" svg:y="-1.531cm" svg:width="17cm" svg:height="9.994cm" draw:z-index="2"><draw:image xlink:href="Pictures/10000000000002A50000018EEBA3F304.png" xlink:type="simple" xlink:show="embed" xlink:actuate="onLoad"/></draw:frame><draw:frame draw:style-name="fr2" draw:name="figura4" text:anchor-type="paragraph" svg:x="0cm" svg:y="8.888cm" svg:width="17cm" svg:height="6.202cm" draw:z-index="3"><draw:image xlink:href="Pictures/10000000000006B10000027146301F31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figura6" text:anchor-type="paragraph" svg:x="-0.037cm" svg:y="0.021cm" svg:width="17cm" svg:height="2.845cm" draw:z-index="5"><draw:image xlink:href="Pictures/100000000000076B0000013EF6A3F4B9.png" xlink:type="simple" xlink:show="embed" xlink:actuate="onLoad"/></draw:frame></text:p>
      <text:p text:style-name="Standard"><draw:frame draw:style-name="fr2" draw:name="figura5" text:anchor-type="paragraph" svg:x="-0.265cm" svg:y="0.697cm" svg:width="17cm" svg:height="7.779cm" draw:z-index="4"><draw:image xlink:href="Pictures/100000000000057B000002823524AA6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3-07T11:03:40.92</meta:creation-date>
    <meta:document-statistic meta:table-count="0" meta:image-count="6" meta:object-count="0" meta:page-count="3" meta:paragraph-count="0" meta:word-count="0" meta:character-count="0"/>
    <dc:date>2018-03-07T11:12:04.95</dc:date>
    <meta:editing-duration>PT00H08M24S</meta:editing-duration>
    <meta:editing-cycles>1</meta:editing-cycles>
    <meta:generator>BrOffice.org/3.2$Win32 OpenOffice.org_project/320m12$Build-9483</meta:generator>
  </office:meta>
</office:document-meta>
</file>